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1"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Gallery</text:p>
      <text:p text:style-name="P3">Stand: 16.04.2010</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Bildergalerien<text:tab/>3</text:p>
          <text:p text:style-name="P5">Settings<text:tab/>3</text:p>
          <text:p text:style-name="P5">Template-API<text:tab/>3</text:p>
        </text:index-body>
      </text:table-of-content>
      <text:p text:style-name="Text_20_body"><text:span text:style-name="Standardtext"><text:span text:style-name="T1"/></text:span></text:p>
      <text:h text:style-name="Heading_20_1" text:outline-level="1"><text:span text:style-name="Standardtext"><text:span text:style-name="T1">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Über das Template lässt sich die Darstellung und das Verhalten der Bilderliste anpassen. Im Abschnitt „piclist“ lässt sich durch die Anzahl der „%%pic_X%%“-Platzhalter definieren, wie viele Bilder pro Zeile ausgegeben werden sollen. Möchte man eine „unendliche“ Liste an Bildern, so sollte der Abschnitt wie folgt aussehen:</text:span></text:p>
      <text:p text:style-name="Text_20_body"><text:span text:style-name="Standardtext"><text:span text:style-name="T3">&lt;piclist&gt;%%pic_0%%&lt;/piclist&gt;</text:span></text:span></text:p>
      <text:p text:style-name="Text_20_body"><text:span text:style-name="Standardtext">Zudem muss die Einstellung „Bilder pro Seite“ im Seitenelement auf 0 gesetzt werden.</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2">ACHTUNG: Für die Skalierung und das Einlegen von Texten benötigt Kajona die PHP-Erweiterung </text:span></text:span><text:span text:style-name="Standardtext"><text:span text:style-name="T2">GD-Lib.</text:span></text:span></text:p>
      <text:h text:style-name="Heading_20_2" text:outline-level="2"><text:span text:style-name="Standardtext"><text:span text:style-name="T1">Settings</text:span></text:span></text:h>
      <text:p text:style-name="Text_20_body"><text:span text:style-name="Standardtext"><text:span text:style-name="T2">Die Einstellung „Bildtypen“ beschränkt die Formate, die die Bildergalerie verarbeiten soll.</text:span></text:span></text:p>
      <text:p text:style-name="Text_20_body"><text:span text:style-name="Standardtext"><text:span text:style-name="T2">Der Wert der Trefferseite beschreibt (siehe Downloads), auf welcher Seite die Detailansicht der von der Suche gefundenen Bilder erfolgen soll.</text:span></text:span></text:p>
      <text:h text:style-name="Heading_20_2" text:outline-level="2"><text:span text:style-name="Standardtext"><text:span text:style-name="T1">Template-API</text:span></text:span></text:h>
      <text:p text:style-name="Text_20_body"><text:span text:style-name="Standardtext"><text:span text:style-name="T2">Abschnitt „list“:</text:span></text:span></text:p>
      <text:list xml:id="list1199018377" text:style-name="L1">
        <text:list-item>
          <text:p text:style-name="P8"><text:span text:style-name="Standardtext"><text:span text:style-name="T2">systemid (des Seitenelements)</text:span></text:span></text:p>
        </text:list-item>
        <text:list-item>
          <text:p text:style-name="P8"><text:span text:style-name="Standardtext"><text:span text:style-name="T2">folderlist</text:span></text:span></text:p>
        </text:list-item>
        <text:list-item>
          <text:p text:style-name="P8"><text:span text:style-name="Standardtext"><text:span text:style-name="T2">piclist</text:span></text:span></text:p>
        </text:list-item>
        <text:list-item>
          <text:p text:style-name="P8"><text:span text:style-name="Standardtext"><text:span text:style-name="T2">pathnavigation</text:span></text:span></text:p>
        </text:list-item>
      </text:list>
      <text:list xml:id="list529735995" text:style-name="L2">
        <text:list-item>
          <text:p text:style-name="P9">link_back</text:p>
        </text:list-item>
        <text:list-item>
          <text:p text:style-name="P9">link_pages</text:p>
        </text:list-item>
        <text:list-item>
          <text:p text:style-name="P9"><text:span text:style-name="Standardtext"><text:span text:style-name="T2">link_forward</text:span></text:span></text:p>
        </text:list-item>
      </text:list>
      <text:p text:style-name="Text_20_body"><text:span text:style-name="Standardtext"><text:span text:style-name="T2">Abschnitt „folderlist“:</text:span></text:span></text:p>
      <text:list xml:id="list908984394" text:style-name="L3">
        <text:list-item>
          <text:p text:style-name="P10"><text:span text:style-name="Standardtext"><text:span text:style-name="T2">folder_name</text:span></text:span></text:p>
        </text:list-item>
        <text:list-item>
          <text:p text:style-name="P10"><text:span text:style-name="Standardtext"><text:span text:style-name="T2">folder_description</text:span></text:span></text:p>
        </text:list-item>
        <text:list-item>
          <text:p text:style-name="P10"><text:span text:style-name="Standardtext"><text:span text:style-name="T2">folder_subtitle</text:span></text:span></text:p>
        </text:list-item>
        <text:list-item>
          <text:p text:style-name="P10"><text:span text:style-name="Standardtext"><text:span text:style-name="T2">folder_link</text:span></text:span></text:p>
        </text:list-item>
        <text:list-item>
          <text:p text:style-name="P10"><text:span text:style-name="Standardtext"><text:span text:style-name="T2">folder_href</text:span></text:span></text:p>
        </text:list-item>
        <text:list-item>
          <text:p text:style-name="P10"><text:span text:style-name="Standardtext"><text:span text:style-name="T2">folder_preview</text:span></text:span></text:p>
        </text:list-item>
      </text:list>
      <text:p text:style-name="Text_20_body"><text:span text:style-name="Standardtext"><text:span text:style-name="T2">Abschnitt „piclist“:</text:span></text:span></text:p>
      <text:list xml:id="list1603689433" text:continue-numbering="true" text:style-name="L3">
        <text:list-item>
          <text:p text:style-name="P10"><text:soft-page-break/><text:span text:style-name="Standardtext"><text:span text:style-name="T2">pic_(nr)</text:span></text:span></text:p>
        </text:list-item>
      </text:list>
      <text:p text:style-name="Text_20_body"><text:span text:style-name="Standardtext"><text:span text:style-name="T2">Abschnitt „piclist_pic“:</text:span></text:span></text:p>
      <text:list xml:id="list219534643" text:continue-list="list529735995" text:style-name="L2">
        <text:list-item>
          <text:p text:style-name="P9"><text:span text:style-name="Standardtext"><text:span text:style-name="T2">pic</text:span></text:span></text:p>
        </text:list-item>
        <text:list-item>
          <text:p text:style-name="P9"><text:span text:style-name="Standardtext"><text:span text:style-name="T2">pic_href</text:span></text:span></text:p>
        </text:list-item>
        <text:list-item>
          <text:p text:style-name="P9"><text:span text:style-name="Standardtext"><text:span text:style-name="T2">name</text:span></text:span></text:p>
        </text:list-item>
        <text:list-item>
          <text:p text:style-name="P9"><text:span text:style-name="Standardtext"><text:span text:style-name="T2">subtitle</text:span></text:span></text:p>
        </text:list-item>
        <text:list-item>
          <text:p text:style-name="P9"><text:span text:style-name="Standardtext"><text:span text:style-name="T2">pic_detail</text:span></text:span></text:p>
        </text:list-item>
        <text:list-item>
          <text:p text:style-name="P9"><text:span text:style-name="Standardtext"><text:span text:style-name="T2">pic_description</text:span></text:span></text:p>
        </text:list-item>
        <text:list-item>
          <text:p text:style-name="P9"><text:span text:style-name="Standardtext"><text:span text:style-name="T2">pic_size</text:span></text:span></text:p>
        </text:list-item>
        <text:list-item>
          <text:p text:style-name="P9"><text:span text:style-name="Standardtext"><text:span text:style-name="T2">pic_hits</text:span></text:span></text:p>
        </text:list-item>
      </text:list>
      <text:p text:style-name="Text_20_body"><text:span text:style-name="Standardtext"><text:span text:style-name="T2">Abschnitt „picdetail“:</text:span></text:span></text:p>
      <text:list xml:id="list2128441463" text:style-name="L4">
        <text:list-item>
          <text:p text:style-name="P11"><text:span text:style-name="Standardtext"><text:span text:style-name="T2">pic_url</text:span></text:span></text:p>
        </text:list-item>
        <text:list-item>
          <text:p text:style-name="P11"><text:span text:style-name="Standardtext"><text:span text:style-name="T2">backlink</text:span></text:span></text:p>
        </text:list-item>
        <text:list-item>
          <text:p text:style-name="P11"><text:span text:style-name="Standardtext"><text:span text:style-name="T2">backlink_image_(1..3)</text:span></text:span></text:p>
        </text:list-item>
        <text:list-item>
          <text:p text:style-name="P11"><text:span text:style-name="Standardtext"><text:span text:style-name="T2">backlink_image_filename_(1..3)</text:span></text:span></text:p>
        </text:list-item>
        <text:list-item>
          <text:p text:style-name="P11"><text:span text:style-name="Standardtext"><text:span text:style-name="T2">backlink_image_systemid_(1..3)</text:span></text:span></text:p>
        </text:list-item>
        <text:list-item>
          <text:p text:style-name="P11"><text:span text:style-name="Standardtext"><text:span text:style-name="T2">fowardlink</text:span></text:span></text:p>
        </text:list-item>
        <text:list-item>
          <text:p text:style-name="P11"><text:span text:style-name="Standardtext"><text:span text:style-name="T2">forwardlink_image_(1..3)</text:span></text:span></text:p>
        </text:list-item>
        <text:list-item>
          <text:p text:style-name="P11"><text:span text:style-name="Standardtext"><text:span text:style-name="T2">forwardlink_image_filename_(1..3)</text:span></text:span></text:p>
        </text:list-item>
        <text:list-item>
          <text:p text:style-name="P11"><text:span text:style-name="Standardtext"><text:span text:style-name="T2">forwardlink_image_systemid_(1..3)</text:span></text:span></text:p>
        </text:list-item>
        <text:list-item>
          <text:p text:style-name="P11"><text:span text:style-name="Standardtext"><text:span text:style-name="T2">overview</text:span></text:span></text:p>
        </text:list-item>
        <text:list-item>
          <text:p text:style-name="P11"><text:span text:style-name="Standardtext"><text:span text:style-name="T2">pathnavigation</text:span></text:span></text:p>
        </text:list-item>
        <text:list-item>
          <text:p text:style-name="P11"><text:span text:style-name="Standardtext"><text:span text:style-name="T2">systemid</text:span></text:span></text:p>
        </text:list-item>
        <text:list-item>
          <text:p text:style-name="P11"><text:span text:style-name="Standardtext"><text:span text:style-name="T2">pic_name</text:span></text:span></text:p>
        </text:list-item>
        <text:list-item>
          <text:p text:style-name="P11"><text:span text:style-name="Standardtext"><text:span text:style-name="T2">pic_description</text:span></text:span></text:p>
        </text:list-item>
        <text:list-item>
          <text:p text:style-name="P11"><text:span text:style-name="Standardtext"><text:span text:style-name="T2">pic_subtitle</text:span></text:span></text:p>
        </text:list-item>
        <text:list-item>
          <text:p text:style-name="P11"><text:span text:style-name="Standardtext"><text:span text:style-name="T2">pic_filename</text:span></text:span></text:p>
        </text:list-item>
        <text:list-item>
          <text:p text:style-name="P11"><text:span text:style-name="Standardtext"><text:span text:style-name="T2">pic_size</text:span></text:span></text:p>
        </text:list-item>
        <text:list-item>
          <text:p text:style-name="P11"><text:span text:style-name="Standardtext"><text:span text:style-name="T2">pic_hits</text:span></text:span></text:p>
        </text:list-item>
        <text:list-item>
          <text:p text:style-name="P11"><text:span text:style-name="Standardtext"><text:span text:style-name="T2">pic_small</text:span></text:span></text:p>
        </text:list-item>
        <text:list-item>
          <text:p text:style-name="P11"><text:span text:style-name="Standardtext"><text:span text:style-name="T2">pic_rating (falls Modul Rating installiert ist)</text:span></text:span></text:p>
        </text:list-item>
      </text:list>
      <text:p text:style-name="Text_20_body"><text:span text:style-name="Standardtext"><text:span text:style-name="T2">Abschnitt „pathnavigation_level“:</text:span></text:span></text:p>
      <text:list xml:id="list900932601" text:style-name="L5">
        <text:list-item>
          <text:p text:style-name="P12"><text:span text:style-name="Standardtext"><text:span text:style-name="T2">pathnavigation_point</text:span></text:span></text:p>
        </text:list-item>
      </text:list>
      <text:p text:style-name="Text_20_body"><text:span text:style-name="Standardtext"><text:span text:style-name="T2">Abschnitt </text:span></text:span>„rating_bar“:</text:p>
      <text:list xml:id="list1022235864" text:style-name="L6">
        <text:list-item>
          <text:p text:style-name="P13">rating_icons</text:p>
        </text:list-item>
        <text:list-item>
          <text:p text:style-name="P13">rating_bar_title</text:p>
        </text:list-item>
        <text:list-item>
          <text:p text:style-name="P13">rating_rating</text:p>
        </text:list-item>
        <text:list-item>
          <text:p text:style-name="P13">rating_hits</text:p>
        </text:list-item>
        <text:list-item>
          <text:p text:style-name="P13"><text:soft-page-break/>rating_ratingPercent</text:p>
        </text:list-item>
        <text:list-item>
          <text:p text:style-name="P13">system_id</text:p>
        </text:list-item>
      </text:list>
      <text:p text:style-name="Text_20_body"><text:span text:style-name="Standardtext"><text:span text:style-name="T2">Abschnitt </text:span></text:span><text:span text:style-name="T2">„rating_icon“:</text:span></text:p>
      <text:list xml:id="list1683853424" text:continue-numbering="true" text:style-name="L6">
        <text:list-item>
          <text:p text:style-name="P13">rating_icon_number</text:p>
        </text:list-item>
        <text:list-item>
          <text:p text:style-name="P13">rating_icon_onclick</text:p>
        </text:list-item>
        <text:list-item>
          <text:p text:style-name="P13">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4"><draw:image xlink:href="Pictures/2000008B00005C3700001F9FF6B393F5.svm" xlink:type="simple" xlink:show="embed" xlink:actuate="onLoad"/></draw:frame><text:subject/>Kajona V3 | <text:chapter text:display="number-and-name" text:outline-level="2">Template-API</text:chapter></text:p>
      </style:header>
      <style:footer>
        <text:p text:style-name="Footer">www.kajona.de<text:tab/><text:tab/><text:page-number text:select-page="current">2</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7:10</dc:date>
    <meta:printed-by>Stefan Idler</meta:printed-by>
    <meta:print-date>2008-07-15T22:05:31</meta:print-date>
    <meta:editing-cycles>344</meta:editing-cycles>
    <meta:editing-duration>PT14H16M24S</meta:editing-duration>
    <meta:document-statistic meta:table-count="0" meta:image-count="2" meta:object-count="0" meta:page-count="5" meta:paragraph-count="82" meta:word-count="352" meta:character-count="2504"/>
    <meta:user-defined meta:name="Info 1"/>
    <meta:user-defined meta:name="Info 2"/>
    <meta:user-defined meta:name="Info 3"/>
    <meta:user-defined meta:name="Info 4"/>
  </office:meta>
</office:document-meta>
</file>